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text-properties officeooo:rsid="00064a58" officeooo:paragraph-rsid="00064a58"/>
    </style:style>
    <style:style style:name="P2" style:family="paragraph" style:parent-style-name="Standard">
      <style:text-properties officeooo:paragraph-rsid="0007782b"/>
    </style:style>
    <style:style style:name="P3" style:family="paragraph" style:parent-style-name="Text_20_body">
      <style:text-properties officeooo:paragraph-rsid="00216891"/>
    </style:style>
    <style:style style:name="P4" style:family="paragraph" style:parent-style-name="Standard">
      <style:text-properties officeooo:paragraph-rsid="00066a2a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0917f0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7" style:family="paragraph" style:parent-style-name="Standard">
      <style:text-properties officeooo:rsid="0007782b" officeooo:paragraph-rsid="0007782b"/>
    </style:style>
    <style:style style:name="P8" style:family="paragraph" style:parent-style-name="Text_20_body">
      <style:text-properties officeooo:rsid="0007782b" officeooo:paragraph-rsid="0007782b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7782b" officeooo:paragraph-rsid="0007782b"/>
    </style:style>
    <style:style style:name="P10" style:family="paragraph" style:parent-style-name="Standard">
      <style:text-properties fo:font-weight="normal" officeooo:rsid="000fe2bc" officeooo:paragraph-rsid="000fe2bc" style:font-weight-asian="normal" style:font-weight-complex="normal"/>
    </style:style>
    <style:style style:name="P11" style:family="paragraph" style:parent-style-name="Text_20_body">
      <style:text-properties fo:font-weight="normal" officeooo:rsid="000fe2bc" officeooo:paragraph-rsid="000fe2bc" style:font-weight-asian="normal" style:font-weight-complex="normal"/>
    </style:style>
    <style:style style:name="P12" style:family="paragraph" style:parent-style-name="Text_20_body">
      <style:text-properties fo:font-weight="normal" officeooo:rsid="000fe2bc" officeooo:paragraph-rsid="00110856" style:font-weight-asian="normal" style:font-weight-complex="normal"/>
    </style:style>
    <style:style style:name="P13" style:family="paragraph" style:parent-style-name="Standard">
      <style:text-properties fo:font-weight="normal" officeooo:rsid="0016ee64" officeooo:paragraph-rsid="0016ee64" style:font-weight-asian="normal" style:font-weight-complex="normal"/>
    </style:style>
    <style:style style:name="P14" style:family="paragraph" style:parent-style-name="Text_20_body">
      <style:text-properties fo:font-weight="normal" officeooo:rsid="0016ee64" officeooo:paragraph-rsid="0016ee64" style:font-weight-asian="normal" style:font-weight-complex="normal"/>
    </style:style>
    <style:style style:name="P15" style:family="paragraph" style:parent-style-name="Standard">
      <style:text-properties fo:font-weight="normal" officeooo:rsid="0016ee64" officeooo:paragraph-rsid="0018f89a" style:font-weight-asian="normal" style:font-weight-complex="normal"/>
    </style:style>
    <style:style style:name="P16" style:family="paragraph" style:parent-style-name="Text_20_body">
      <style:text-properties fo:font-weight="normal" officeooo:rsid="000bd3b9" officeooo:paragraph-rsid="000bd3b9" style:font-weight-asian="normal" style:font-weight-complex="normal"/>
    </style:style>
    <style:style style:name="P17" style:family="paragraph" style:parent-style-name="Text_20_body">
      <style:text-properties fo:font-weight="normal" officeooo:rsid="000d5020" officeooo:paragraph-rsid="000d5020" style:font-weight-asian="normal" style:font-weight-complex="normal"/>
    </style:style>
    <style:style style:name="P18" style:family="paragraph" style:parent-style-name="Text_20_body">
      <style:text-properties fo:font-weight="normal" officeooo:rsid="00110856" officeooo:paragraph-rsid="00110856" style:font-weight-asian="normal" style:font-weight-complex="normal"/>
    </style:style>
    <style:style style:name="P19" style:family="paragraph" style:parent-style-name="Text_20_body">
      <style:text-properties fo:font-weight="normal" officeooo:rsid="00159ea1" officeooo:paragraph-rsid="00159ea1" style:font-weight-asian="normal" style:font-weight-complex="normal"/>
    </style:style>
    <style:style style:name="P20" style:family="paragraph" style:parent-style-name="Standard">
      <style:text-properties officeooo:paragraph-rsid="000d5020"/>
    </style:style>
    <style:style style:name="P21" style:family="paragraph" style:parent-style-name="Standard">
      <style:text-properties officeooo:rsid="000fe2bc" officeooo:paragraph-rsid="000fe2bc"/>
    </style:style>
    <style:style style:name="P22" style:family="paragraph" style:parent-style-name="Text_20_body">
      <style:text-properties style:text-position="0% 100%" officeooo:rsid="00064a58" officeooo:paragraph-rsid="00064a58"/>
    </style:style>
    <style:style style:name="P23" style:family="paragraph" style:parent-style-name="Text_20_body">
      <style:text-properties officeooo:rsid="000bd3b9" officeooo:paragraph-rsid="000bd3b9"/>
    </style:style>
    <style:style style:name="P24" style:family="paragraph" style:parent-style-name="Text_20_body">
      <style:text-properties fo:font-weight="bold" officeooo:rsid="000bd3b9" officeooo:paragraph-rsid="000bd3b9" style:font-weight-asian="bold" style:font-weight-complex="bold"/>
    </style:style>
    <style:style style:name="P25" style:family="paragraph" style:parent-style-name="Text_20_body">
      <style:text-properties officeooo:rsid="000d9c5a" officeooo:paragraph-rsid="000d9c5a"/>
    </style:style>
    <style:style style:name="P26" style:family="paragraph" style:parent-style-name="Text_20_body">
      <style:text-properties officeooo:rsid="000f8483" officeooo:paragraph-rsid="000f8483"/>
    </style:style>
    <style:style style:name="P27" style:family="paragraph" style:parent-style-name="Text_20_body">
      <style:text-properties officeooo:rsid="0019778f" officeooo:paragraph-rsid="0019778f"/>
    </style:style>
    <style:style style:name="P28" style:family="paragraph" style:parent-style-name="Text_20_body">
      <style:text-properties officeooo:rsid="0019778f" officeooo:paragraph-rsid="001f253a"/>
    </style:style>
    <style:style style:name="P29" style:family="paragraph" style:parent-style-name="Text_20_body">
      <style:text-properties officeooo:rsid="001a4513" officeooo:paragraph-rsid="001a4513"/>
    </style:style>
    <style:style style:name="P30" style:family="paragraph" style:parent-style-name="Text_20_body">
      <style:text-properties officeooo:rsid="001d53a4" officeooo:paragraph-rsid="001d53a4"/>
    </style:style>
    <style:style style:name="P31" style:family="paragraph" style:parent-style-name="Text_20_body">
      <style:text-properties officeooo:rsid="001da1ad" officeooo:paragraph-rsid="001da1ad"/>
    </style:style>
    <style:style style:name="P32" style:family="paragraph" style:parent-style-name="Text_20_body">
      <style:text-properties officeooo:paragraph-rsid="002326fd"/>
    </style:style>
    <style:style style:name="P33" style:family="paragraph" style:parent-style-name="Text_20_body">
      <style:text-properties officeooo:rsid="00216891" officeooo:paragraph-rsid="00216891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paragraph-rsid="000917f0" style:font-size-asian="10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style:font-size-asian="10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Monospace" fo:font-size="10pt" officeooo:rsid="0026735c" officeooo:paragraph-rsid="0026735c" style:font-size-asian="10pt"/>
    </style:style>
    <style:style style:name="P3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0" style:family="paragraph" style:parent-style-name="Standard">
      <style:text-properties officeooo:paragraph-rsid="0024fa2e"/>
    </style:style>
    <style:style style:name="P41" style:family="paragraph" style:parent-style-name="Standard">
      <style:text-properties officeooo:rsid="0026735c" officeooo:paragraph-rsid="0026735c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26735c" officeooo:paragraph-rsid="0026735c"/>
    </style:style>
    <style:style style:name="P43" style:family="paragraph" style:parent-style-name="Text_20_body">
      <style:text-properties officeooo:rsid="00279a08" officeooo:paragraph-rsid="00279a08"/>
    </style:style>
    <style:style style:name="P44" style:family="paragraph" style:parent-style-name="Heading_20_1">
      <style:text-properties officeooo:rsid="0007782b" officeooo:paragraph-rsid="0007782b"/>
    </style:style>
    <style:style style:name="P45" style:family="paragraph" style:parent-style-name="Heading_20_3">
      <style:text-properties officeooo:rsid="00216891" officeooo:paragraph-rsid="00216891"/>
    </style:style>
    <style:style style:name="P46" style:family="paragraph" style:parent-style-name="Standard" style:list-style-name="L1"/>
    <style:style style:name="P47" style:family="paragraph" style:parent-style-name="Standard">
      <style:text-properties officeooo:rsid="002ad74a" officeooo:paragraph-rsid="002ad74a"/>
    </style:style>
    <style:style style:name="P48" style:family="paragraph" style:parent-style-name="Standard">
      <style:text-properties officeooo:paragraph-rsid="002ad74a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66a2a"/>
    </style:style>
    <style:style style:name="T4" style:family="text">
      <style:text-properties fo:color="#2a00ff" loext:opacity="100%" style:font-name="Monospace" fo:font-size="10pt" fo:background-color="#e8f2fe" loext:char-shading-value="0" style:font-size-asian="10pt"/>
    </style:style>
    <style:style style:name="T5" style:family="text">
      <style:text-properties fo:color="#2a00ff" loext:opacity="100%" style:font-name="Monospace" fo:font-size="10pt" officeooo:rsid="00066a2a" fo:background-color="#e8f2fe" loext:char-shading-value="0" style:font-size-asian="10pt"/>
    </style:style>
    <style:style style:name="T6" style:family="text">
      <style:text-properties fo:color="#0000c0" loext:opacity="100%" style:font-name="Monospace" fo:font-size="10pt" fo:font-style="italic" fo:background-color="#f0d8a8" loext:char-shading-value="0" style:font-size-asian="10pt" style:font-style-asian="italic"/>
    </style:style>
    <style:style style:name="T7" style:family="text">
      <style:text-properties fo:color="#000000" loext:opacity="100%" style:font-name="Monospace" fo:font-size="10pt" fo:background-color="#e8f2fe" loext:char-shading-value="0" style:font-size-asian="10pt"/>
    </style:style>
    <style:style style:name="T8" style:family="text">
      <style:text-properties fo:color="#000000" loext:opacity="100%" style:font-name="Monospace" fo:font-size="10pt" officeooo:rsid="00066a2a" fo:background-color="#e8f2fe" loext:char-shading-value="0" style:font-size-asian="10pt"/>
    </style:style>
    <style:style style:name="T9" style:family="text">
      <style:text-properties fo:color="#000000" loext:opacity="100%" style:font-name="Monospace" fo:font-size="10pt" officeooo:rsid="0007782b" fo:background-color="#e8f2fe" loext:char-shading-value="0" style:font-size-asian="10pt"/>
    </style:style>
    <style:style style:name="T10" style:family="text">
      <style:text-properties fo:color="#000000" loext:opacity="100%" style:font-name="Monospace" fo:font-size="10pt" officeooo:rsid="00279a08" fo:background-color="#e8f2fe" loext:char-shading-value="0" style:font-size-asian="10pt"/>
    </style:style>
    <style:style style:name="T11" style:family="text">
      <style:text-properties fo:color="#000000" loext:opacity="100%" style:font-name="Monospace" fo:font-size="10pt" fo:background-color="#d4d4d4" loext:char-shading-value="0" style:font-size-asian="10pt"/>
    </style:style>
    <style:style style:name="T12" style:family="text">
      <style:text-properties fo:color="#000000" loext:opacity="100%" style:font-name="Monospace" fo:font-size="10pt" officeooo:rsid="00066a2a" fo:background-color="#d4d4d4" loext:char-shading-value="0" style:font-size-asian="10pt"/>
    </style:style>
    <style:style style:name="T13" style:family="text">
      <style:text-properties fo:color="#000000" loext:opacity="100%" style:font-name="Monospace" fo:font-size="10pt" officeooo:rsid="00279a08" fo:background-color="#d4d4d4" loext:char-shading-value="0" style:font-size-asian="10pt"/>
    </style:style>
    <style:style style:name="T14" style:family="text">
      <style:text-properties officeooo:rsid="0007782b"/>
    </style:style>
    <style:style style:name="T15" style:family="text">
      <style:text-properties fo:color="#7f0055" loext:opacity="100%" style:font-name="Monospace" fo:font-size="10pt" fo:font-weight="bold" fo:background-color="#e8f2fe" loext:char-shading-value="0" style:font-size-asian="10pt" style:font-weight-asian="bold"/>
    </style:style>
    <style:style style:name="T16" style:family="text">
      <style:text-properties fo:color="#6a3e3e" loext:opacity="100%" style:font-name="Monospace" fo:font-size="10pt" fo:background-color="#e8f2fe" loext:char-shading-value="0" style:font-size-asian="10pt"/>
    </style:style>
    <style:style style:name="T17" style:family="text">
      <style:text-properties fo:color="#6a3e3e" loext:opacity="100%" style:font-name="Monospace" fo:font-size="10pt" officeooo:rsid="00279a08" fo:background-color="#e8f2fe" loext:char-shading-value="0" style:font-size-asian="10pt"/>
    </style:style>
    <style:style style:name="T18" style:family="text">
      <style:text-properties style:font-name="Monospace" fo:font-size="10pt" style:font-size-asian="10pt"/>
    </style:style>
    <style:style style:name="T19" style:family="text">
      <style:text-properties style:font-name="Monospace" fo:font-size="10pt" officeooo:rsid="0008fac6" style:font-size-asian="10pt"/>
    </style:style>
    <style:style style:name="T20" style:family="text">
      <style:text-properties style:font-name="Monospace" fo:font-size="10pt" officeooo:rsid="0024fa2e" style:font-size-asian="10pt"/>
    </style:style>
    <style:style style:name="T21" style:family="text">
      <style:text-properties style:font-name="Monospace" fo:font-size="10pt" officeooo:rsid="00279a08" style:font-size-asian="10pt"/>
    </style:style>
    <style:style style:name="T22" style:family="text">
      <style:text-properties style:font-name="Monospace" fo:font-size="10pt" fo:background-color="#e8f2fe" loext:char-shading-value="0" style:font-size-asian="10pt"/>
    </style:style>
    <style:style style:name="T23" style:family="text">
      <style:text-properties fo:color="#232629" loext:opacity="100%" style:font-name="Monospace" fo:font-size="10pt" style:text-underline-style="solid" style:text-underline-width="auto" style:text-underline-color="font-color" style:font-size-asian="10pt"/>
    </style:style>
    <style:style style:name="T24" style:family="text">
      <style:text-properties officeooo:rsid="000917f0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110856" style:font-weight-asian="bold" style:font-weight-complex="bold"/>
    </style:style>
    <style:style style:name="T27" style:family="text">
      <style:text-properties fo:font-weight="bold" officeooo:rsid="0007782b" style:font-weight-asian="bold" style:font-weight-complex="bold"/>
    </style:style>
    <style:style style:name="T28" style:family="text">
      <style:text-properties fo:font-weight="bold" officeooo:rsid="001da1ad" style:font-weight-asian="bold" style:font-weight-complex="bold"/>
    </style:style>
    <style:style style:name="T29" style:family="text">
      <style:text-properties fo:font-weight="bold" officeooo:rsid="001d53a4" style:font-weight-asian="bold" style:font-weight-complex="bold"/>
    </style:style>
    <style:style style:name="T30" style:family="text">
      <style:text-properties fo:font-weight="bold" officeooo:rsid="00216891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00fe2bc" style:font-style-asian="italic" style:font-style-complex="italic"/>
    </style:style>
    <style:style style:name="T33" style:family="text">
      <style:text-properties fo:font-style="italic" officeooo:rsid="00110856" style:font-style-asian="italic" style:font-style-complex="italic"/>
    </style:style>
    <style:style style:name="T34" style:family="text">
      <style:text-properties fo:font-style="italic" officeooo:rsid="002326fd" style:font-style-asian="italic" style:font-style-complex="italic"/>
    </style:style>
    <style:style style:name="T35" style:family="text">
      <style:text-properties fo:font-style="italic" fo:font-weight="normal" officeooo:rsid="000d5020" style:font-style-asian="italic" style:font-weight-asian="normal" style:font-style-complex="italic" style:font-weight-complex="normal"/>
    </style:style>
    <style:style style:name="T36" style:family="text">
      <style:text-properties officeooo:rsid="000d5020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style="normal" fo:font-weight="bold" officeooo:rsid="000d5020" style:font-style-asian="normal" style:font-weight-asian="bold" style:font-style-complex="normal" style:font-weight-complex="bold"/>
    </style:style>
    <style:style style:name="T39" style:family="text">
      <style:text-properties fo:font-style="normal" fo:font-weight="normal" officeooo:rsid="000d5020" style:font-style-asian="normal" style:font-weight-asian="normal" style:font-style-complex="normal" style:font-weight-complex="normal"/>
    </style:style>
    <style:style style:name="T40" style:family="text">
      <style:text-properties officeooo:rsid="000f8483"/>
    </style:style>
    <style:style style:name="T41" style:family="text">
      <style:text-properties officeooo:rsid="000fe2bc"/>
    </style:style>
    <style:style style:name="T42" style:family="text">
      <style:text-properties officeooo:rsid="00110856"/>
    </style:style>
    <style:style style:name="T43" style:family="text">
      <style:text-properties officeooo:rsid="00159ea1"/>
    </style:style>
    <style:style style:name="T44" style:family="text">
      <style:text-properties officeooo:rsid="001a4513"/>
    </style:style>
    <style:style style:name="T45" style:family="text">
      <style:text-properties officeooo:rsid="001c3b73"/>
    </style:style>
    <style:style style:name="T46" style:family="text">
      <style:text-properties officeooo:rsid="001d53a4"/>
    </style:style>
    <style:style style:name="T47" style:family="text">
      <style:text-properties officeooo:rsid="001da1ad"/>
    </style:style>
    <style:style style:name="T48" style:family="text">
      <style:text-properties officeooo:rsid="0020d8a3"/>
    </style:style>
    <style:style style:name="T49" style:family="text">
      <style:text-properties officeooo:rsid="00216891"/>
    </style:style>
    <style:style style:name="T50" style:family="text">
      <style:text-properties officeooo:rsid="002326fd"/>
    </style:style>
    <style:style style:name="T51" style:family="text">
      <style:text-properties officeooo:rsid="0024fa2e"/>
    </style:style>
    <style:style style:name="T52" style:family="text">
      <style:text-properties officeooo:rsid="00279a0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FNCore2 версия 3.0 Работа с фискальным накопителем на устройстве MKACCA-9000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7"><text:a xlink:type="simple" xlink:href="#__RefHeading___Toc1291_130429710" text:style-name="Index_20_Link" text:visited-style-name="Index_20_Link">Принцип работы<text:tab/>1</text:a></text:p>
          <text:p text:style-name="P37"><text:a xlink:type="simple" xlink:href="#__RefHeading___Toc1293_130429710" text:style-name="Index_20_Link" text:visited-style-name="Index_20_Link">Соединение с сервисом<text:tab/>1</text:a></text:p>
          <text:p text:style-name="P37"><text:a xlink:type="simple" xlink:href="#__RefHeading___Toc1295_130429710" text:style-name="Index_20_Link" text:visited-style-name="Index_20_Link">Методы FiscalStorage<text:tab/>2</text:a></text:p>
          <text:p text:style-name="P37"><text:a xlink:type="simple" xlink:href="#__RefHeading___Toc1312_1373410369" text:style-name="Index_20_Link" text:visited-style-name="Index_20_Link">Работа с маркированным товаром<text:tab/>4</text:a></text:p>
          <text:p text:style-name="P37"><text:a xlink:type="simple" xlink:href="#__RefHeading___Toc1297_130429710" text:style-name="Index_20_Link" text:visited-style-name="Index_20_Link">Шаблоны документов<text:tab/>5</text:a></text:p>
          <text:p text:style-name="P38"><text:a xlink:type="simple" xlink:href="#__RefHeading___Toc1299_130429710" text:style-name="Index_20_Link" text:visited-style-name="Index_20_Link">Теги.<text:tab/>5</text:a></text:p>
          <text:p text:style-name="P38"><text:a xlink:type="simple" xlink:href="#__RefHeading___Toc1301_130429710" text:style-name="Index_20_Link" text:visited-style-name="Index_20_Link">Передача параметров фискальных документов в шаблоны печати<text:tab/>6</text:a></text:p>
          <text:p text:style-name="P39"><text:a xlink:type="simple" xlink:href="#__RefHeading___Toc1303_130429710" text:style-name="Index_20_Link" text:visited-style-name="Index_20_Link">Документ фискализации/изменения параметров ККТ<text:tab/>7</text:a></text:p>
          <text:p text:style-name="P39"><text:a xlink:type="simple" xlink:href="#__RefHeading___Toc1305_130429710" text:style-name="Index_20_Link" text:visited-style-name="Index_20_Link">Документ открытие/закрытие смены<text:tab/>8</text:a></text:p>
          <text:p text:style-name="P39"><text:a xlink:type="simple" xlink:href="#__RefHeading___Toc1307_130429710" text:style-name="Index_20_Link" text:visited-style-name="Index_20_Link">Чек<text:tab/>8</text:a></text:p>
          <text:p text:style-name="P39"><text:a xlink:type="simple" xlink:href="#__RefHeading___Toc1309_130429710" text:style-name="Index_20_Link" text:visited-style-name="Index_20_Link">Чек коррекции<text:tab/>9</text:a></text:p>
          <text:p text:style-name="P39"><text:a xlink:type="simple" xlink:href="#__RefHeading___Toc1311_130429710" text:style-name="Index_20_Link" text:visited-style-name="Index_20_Link">Отчет о состоянии расчетов<text:tab/>9</text:a></text:p>
          <text:p text:style-name="P39"><text:a xlink:type="simple" xlink:href="#__RefHeading___Toc1313_130429710" text:style-name="Index_20_Link" text:visited-style-name="Index_20_Link">Документ перевода в постфискальный режим<text:tab/>9</text:a></text:p>
          <text:p text:style-name="P39"><text:a xlink:type="simple" xlink:href="#__RefHeading___Toc1315_130429710" text:style-name="Index_20_Link" text:visited-style-name="Index_20_Link">Счетчики итогов<text:tab/>9</text:a></text:p>
        </text:index-body>
      </text:table-of-content>
      <text:p text:style-name="Text_20_body"/>
      <text:h text:style-name="Heading_20_1" text:outline-level="1"><text:bookmark-start text:name="__RefHeading___Toc1291_130429710"/>Принцип работы<text:bookmark-end text:name="__RefHeading___Toc1291_130429710"/></text:h>
      <text:p text:style-name="P1">FNCore2 предоставляет API для работы с фискальным накопителем. С помощью него вы можете проводить все фискальные операции, описанные в ФФД 1.2. Для многих объектов (таких как чек, коррекция, предмет расчета) предоставляются объекты-абстракции, которые снимают с программиста работу с тегами, описанными в ФФД напрямую. Хотя, такой вариант работы тоже является допустимым. FNCore2 является отдельным предустановленным приложением, связь с которым осуществляется через Android IPC с использованием ServiceConnection. Все методы работы с ФН рекомендуется выполнять в отдельном потоке, методы помеченные <text:span text:style-name="T1">UI</text:span><text:span text:style-name="T2"> можно выполнять в основном потоке приложения.</text:span></text:p>
      <text:p text:style-name="P22">Данный документ не описывает структуру объектов-оберток, они описаны в сопутствующем javadoc, здесь описаны только методы класса FiscalService и пояснения. <text:s/>Данный документ ссылается на приложение FNCoreSample, в котором даны примеры работы с FNCore2.</text:p>
      <text:p text:style-name="P22"/>
      <text:h text:style-name="Heading_20_1" text:outline-level="1"><text:bookmark-start text:name="__RefHeading___Toc1293_130429710"/>Соединение с сервисом<text:bookmark-end text:name="__RefHeading___Toc1293_130429710"/></text:h>
      <text:p text:style-name="P4"><text:span text:style-name="T3">Для соединения с сервисом используется интент </text:span><text:span text:style-name="T5">rs.fncore2.FiscalStorage</text:span> <text:span text:style-name="T3">для пакета </text:span><text:span text:style-name="T4">rs.fncore2</text:span>. <text:span text:style-name="T3">Так же вы можете использовать готовый интент </text:span><text:span text:style-name="T6">FISCAL_STORAGE</text:span> <text:span text:style-name="T3">из класса </text:span><text:span text:style-name="T7">rs.fncore.</text:span><text:span text:style-name="T11">Const</text:span><text:span text:style-name="T7">. </text:span></text:p>
      <text:p text:style-name="P4"><text:soft-page-break/><text:span text:style-name="T3">Так же для удобства работы с фискальным хранилищем предлагается класс </text:span><text:span text:style-name="T7">rs.utils.app</text:span><text:span text:style-name="T8">.</text:span><text:span text:style-name="T12">AppCore</text:span><text:span text:style-name="T8"> </text:span><text:span text:style-name="T3">который унаследован от </text:span><text:span text:style-name="T11">Application</text:span>, <text:span text:style-name="T3">и предлагает средства для работы с FNCore и некоторые дополнительные функции, такие как очередь сообщений.</text:span></text:p>
      <text:p text:style-name="P2"><text:span text:style-name="T3">Если вы </text:span><text:span text:style-name="T14">используете AppCore, то для инициализации предназначены методы </text:span><text:span text:style-name="T15">public</text:span><text:span text:style-name="T7"> </text:span><text:span text:style-name="T15">boolean</text:span><text:span text:style-name="T7"> </text:span><text:span text:style-name="T11">initialize</text:span><text:span text:style-name="T7">()</text:span><text:span text:style-name="T14"> и <text:s/></text:span><text:span text:style-name="T15">public</text:span><text:span text:style-name="T7"> </text:span><text:span text:style-name="T15">boolean</text:span><text:span text:style-name="T7"> initialize(</text:span><text:span text:style-name="T15">long</text:span><text:span text:style-name="T7"> </text:span><text:span text:style-name="T16">waitFNTimeoutMs</text:span><text:span text:style-name="T9">). </text:span>Они <text:span text:style-name="T14">устанавливают связь с сервисом и инициализируют класс FiscalStorage, который доступен через метод </text:span><text:span text:style-name="T15">protected</text:span><text:span text:style-name="T7"> FiscalStorage </text:span><text:span text:style-name="T11">getStorage</text:span><text:span text:style-name="T7">().</text:span> Пример иницализации находится в классе Main проекта FNCoreSample.</text:p>
      <text:p text:style-name="P2"/>
      <text:h text:style-name="P44" text:outline-level="1"><text:bookmark-start text:name="__RefHeading___Toc1295_130429710"/>Методы FiscalStorage<text:bookmark-end text:name="__RefHeading___Toc1295_130429710"/></text:h>
      <text:p text:style-name="P8">Ниже описаны методы предоставляемые классом FiscalStorage и их назначение. Все методы в случае успеха возвращают 0 или код ошибки, описанный в классе rs.fncore.Errors.</text:p>
      <text:p text:style-name="P9"><text:span text:style-name="T23">int</text:span><text:span text:style-name="T18"> waitFnReady(in long waitFNtimeoutMs);</text:span></text:p>
      <text:p text:style-name="P7">Метод предназначен для ожидания готовности ФН (физического подключения). </text:p>
      <text:p text:style-name="P34"><text:s text:c="4"/></text:p>
      <text:p text:style-name="P5"><text:span text:style-name="T23">int</text:span><text:span text:style-name="T18"> readKKMInfo(out KKMInfo info);</text:span></text:p>
      <text:p text:style-name="Standard">Чтение настроек и данных фискализации ККТ. </text:p>
      <text:p text:style-name="P34"><text:s text:c="4"/></text:p>
      <text:p text:style-name="P5"><text:span text:style-name="T23">int</text:span><text:span text:style-name="T18"> resetFN();</text:span></text:p>
      <text:p text:style-name="Standard">Произвести сброс МГМ. </text:p>
      <text:p text:style-name="P34"><text:s text:c="4"/></text:p>
      <text:p text:style-name="P5"><text:span text:style-name="T23">int</text:span><text:span text:style-name="T18"> cancelDocument();</text:span></text:p>
      <text:p text:style-name="Standard">Отмена незавершенного документа. При выполении любой фискальной операции незавершенный документ отменяется автоматически</text:p>
      <text:p text:style-name="P34"><text:s text:c="4"/></text:p>
      <text:p text:style-name="P5"><text:span text:style-name="T23">int</text:span><text:span text:style-name="T18"> doFiscalization(in KKMInfo.FiscalReasonE reason, in OU operator, in KKMInfo info, out KKMInfo signed, String template);</text:span></text:p>
      <text:p text:style-name="Standard">Выполнение процедуры фискализации/изменения параметров ККТ. В параметре template вы можете передать свой шаблон для печати документа.</text:p>
      <text:p text:style-name="P34"><text:s text:c="4"/></text:p>
      <text:p text:style-name="P5"><text:span text:style-name="T23">int</text:span><text:span text:style-name="T18"> toggleShift(in OU operator, out Shift shift, String template);</text:span></text:p>
      <text:p text:style-name="Standard">Переключение состояния смены. Если смена была закрыта, то она откроется и наоборот.В параметре template вы можете передать свой шаблон для печати документа.</text:p>
      <text:p text:style-name="P34"><text:s text:c="4"/></text:p>
      <text:p text:style-name="P5"><text:span text:style-name="T23">int</text:span><text:span text:style-name="T18"> updateOfdStatistic(out OfdStatistic statistic);</text:span></text:p>
      <text:p text:style-name="Standard">Получить статистику по неотправленным в ОФД документам</text:p>
      <text:p text:style-name="P34"><text:s text:c="4"/></text:p>
      <text:p text:style-name="P5"><text:span text:style-name="T23">int</text:span><text:span text:style-name="T18"> requestFiscalReport(in OU operator, out FiscalReport report, String template);</text:span></text:p>
      <text:p text:style-name="Standard">Сформировать отчет о состоянии расчетов. В параметре template вы можете передать свой шаблон для печати документа.</text:p>
      <text:p text:style-name="P34"><text:s text:c="4"/></text:p>
      <text:p text:style-name="P5"><text:span text:style-name="T23">int</text:span><text:span text:style-name="T18"> doSellOrder(in SellOrder order, in OU operator, out SellOrder signed, boolean doPrint, String header, String item, String footer, String footerEx);</text:span></text:p>
      <text:p text:style-name="Standard">Сформировать чек продаж. Вы можете передать в параметрах header, item,footer свои шаблоны для печати чека, а в параметре footerEx — текст, который будет напечатан после чека.</text:p>
      <text:p text:style-name="P34"><text:s text:c="4"/></text:p>
      <text:p text:style-name="P5"><text:span text:style-name="T23">int</text:span><text:span text:style-name="T18"> doArchive(in OU operator, out ArchiveReport report, String template);</text:span></text:p>
      <text:p text:style-name="Standard">Выполнить перевод ККТ в постфискальный режим. Перед этой операцией смена должна быть закрыта.</text:p>
      <text:p text:style-name="P34"><text:s text:c="4"/></text:p>
      <text:p text:style-name="P34">DocServerSettings getOFDSettings();</text:p>
      <text:p text:style-name="Standard">Получить сетевые настройки <text:s/>ОФД</text:p>
      <text:p text:style-name="P34"><text:soft-page-break/><text:s text:c="4"/></text:p>
      <text:p text:style-name="P34">void setOFDSettings(in DocServerSettings settings);</text:p>
      <text:p text:style-name="Standard">Установить сетевые настройки ОДФ. Эта операция может быть выполнена в любой момент.</text:p>
      <text:p text:style-name="P34"><text:s text:c="4"/></text:p>
      <text:p text:style-name="P34">PrintSettings getPrintSettings();</text:p>
      <text:p text:style-name="Standard">Получить настройки печати.</text:p>
      <text:p text:style-name="P34"><text:s text:c="4"/></text:p>
      <text:p text:style-name="P34">void setPrintSettings(in PrintSettings settings);</text:p>
      <text:p text:style-name="Standard">Установить настро<text:span text:style-name="T24">й</text:span>ки печати (размер шрифта, размер бумаги и т.д.)</text:p>
      <text:p text:style-name="P34"><text:s text:c="4"/></text:p>
      <text:p text:style-name="P34">void doPrint(String text);</text:p>
      <text:p text:style-name="Standard">Напечатать произвольный текст. Для форматирования используйте формат описанный в разделе Шаблоны печати.</text:p>
      <text:p text:style-name="P34"><text:s text:c="4"/></text:p>
      <text:p text:style-name="P34">void pushDocuments();</text:p>
      <text:p text:style-name="Standard">Начать отправку документов в ОФД немедленно. </text:p>
      <text:p text:style-name="P34"><text:s text:c="4"/></text:p>
      <text:p text:style-name="P5"><text:span text:style-name="T23">int</text:span><text:span text:style-name="T18"> openTransaction();</text:span></text:p>
      <text:p text:style-name="Standard">Открыть соединение с ФН по UART. Возвращает ИД транзакции, 0 в случае неудачи</text:p>
      <text:p text:style-name="P34"><text:s text:c="4"/></text:p>
      <text:p text:style-name="P5"><text:span text:style-name="T23">int</text:span><text:span text:style-name="T18"> writeB(</text:span><text:span text:style-name="T23">int</text:span><text:span text:style-name="T18"> transaction, in byte [] data, </text:span><text:span text:style-name="T23">int</text:span><text:span text:style-name="T18"> offset, </text:span><text:span text:style-name="T23">int</text:span><text:span text:style-name="T18"> size);</text:span></text:p>
      <text:p text:style-name="Standard">Записать пакет байт в открытое соединение. Возвращает количество записанных байт</text:p>
      <text:p text:style-name="P34"><text:s text:c="4"/></text:p>
      <text:p text:style-name="P5"><text:span text:style-name="T23">int</text:span><text:span text:style-name="T18"> readB(</text:span><text:span text:style-name="T23">int</text:span><text:span text:style-name="T18"> </text:span><text:span text:style-name="T23">transacrion</text:span><text:span text:style-name="T18">, out byte [] data, </text:span><text:span text:style-name="T23">int</text:span><text:span text:style-name="T18"> offset, </text:span><text:span text:style-name="T23">int</text:span><text:span text:style-name="T18"> size);</text:span></text:p>
      <text:p text:style-name="Standard">Прочитать байты из открытого соединения. Возвращает количество прочитанных байт</text:p>
      <text:p text:style-name="P34"><text:s text:c="4"/></text:p>
      <text:p text:style-name="P5"><text:span text:style-name="T18">void closeTransaction(</text:span><text:span text:style-name="T23">int</text:span><text:span text:style-name="T18"> transaction);</text:span></text:p>
      <text:p text:style-name="Standard">Закрыть ранее открытое соединение</text:p>
      <text:p text:style-name="P34"><text:s text:c="4"/></text:p>
      <text:p text:style-name="P34">double getCashRest();</text:p>
      <text:p text:style-name="Standard">Получить остаток наличных в кассе</text:p>
      <text:p text:style-name="P34"><text:s text:c="4"/></text:p>
      <text:p text:style-name="P5"><text:span text:style-name="T23">int</text:span><text:span text:style-name="T18"> putOrWithdrawCash(double v, in OU operator, String template);</text:span></text:p>
      <text:p text:style-name="Standard">Выполнить нефискальную операцию внесения/изъятия наличных. Если v меньше 0 то выполняется изъятие, иначе внесение. В template можно передать свой шаблон для печати</text:p>
      <text:p text:style-name="P34"><text:s text:c="4"/></text:p>
      <text:p text:style-name="P5"><text:span text:style-name="T18">void setCashControl(boolean <text:s/></text:span><text:span text:style-name="T23">val</text:span><text:span text:style-name="T18">);</text:span></text:p>
      <text:p text:style-name="Standard">Включить/выключить контроль наличности. По умолчанию выключено. Если контроль наличности включен, то операции расхода при оплате наличности будут заблокированы если остаток наличности меньше чем сумма операции.</text:p>
      <text:p text:style-name="P34"><text:s text:c="4"/></text:p>
      <text:p text:style-name="P34">boolean isCashControlEnabled();</text:p>
      <text:p text:style-name="Standard">Проверить, включен ли контроль наличности.</text:p>
      <text:p text:style-name="P34"><text:s text:c="4"/></text:p>
      <text:p text:style-name="Standard"><text:span text:style-name="T23">int</text:span><text:span text:style-name="T18"> restartCore();</text:span><text:span text:style-name="T19"><text:line-break/></text:span>Перезапустить фискальное ядро. В этом случае соединене с ФН устанавливается по-новой</text:p>
      <text:p text:style-name="P34"><text:s text:c="4"/></text:p>
      <text:p text:style-name="P5"><text:span text:style-name="T23">int</text:span><text:span text:style-name="T18"> openShift(in OU operator, out Shift shift, String template);</text:span></text:p>
      <text:p text:style-name="Standard">Открыть новую смену. В template можно передать свой шаблон для печати</text:p>
      <text:p text:style-name="P34"><text:s text:c="4"/></text:p>
      <text:p text:style-name="P5"><text:span text:style-name="T23">int</text:span><text:span text:style-name="T18"> closeShift(in OU operator, out Shift shift, String template);</text:span></text:p>
      <text:p text:style-name="Standard">Закрыть смену. В template можно передать свой шаблон для печати</text:p>
      <text:p text:style-name="P34"><text:s text:c="4"/></text:p>
      <text:p text:style-name="P34">boolean isMGM();</text:p>
      <text:p text:style-name="Standard">Признак, является ли ФН МГМ (Массо-габаритным макетом)</text:p>
      <text:p text:style-name="P34"><text:s text:c="4"/></text:p>
      <text:p text:style-name="P5"><text:span text:style-name="T23">int</text:span><text:span text:style-name="T18"> updateOismStatistic(out OismStatistic statistic);</text:span></text:p>
      <text:p text:style-name="Standard">Получить статистику по документам, подлежащим отправке в ОИСМ <text:s/></text:p>
      <text:p text:style-name="P34"><text:s text:c="4"/></text:p>
      <text:p text:style-name="P34"><text:soft-page-break/>DocServerSettings getOismSettings();</text:p>
      <text:p text:style-name="Standard">Получить сетевые настройки сервера ОИСМ</text:p>
      <text:p text:style-name="P34"><text:s text:c="4"/></text:p>
      <text:p text:style-name="P34">void setOismSettings(in DocServerSettings settings);</text:p>
      <text:p text:style-name="Standard">Установить сетевые настройки сервера ОИСМ</text:p>
      <text:p text:style-name="P34"><text:s text:c="4"/></text:p>
      <text:p text:style-name="P34">DocServerSettings getOKPSettings();</text:p>
      <text:p text:style-name="Standard">Получить сетевые настройки сервера ОКП</text:p>
      <text:p text:style-name="P34"><text:s text:c="4"/></text:p>
      <text:p text:style-name="P34">void setOKPSettings(in DocServerSettings settings);</text:p>
      <text:p text:style-name="Standard">Установить сетевые настройки сервера ОКП</text:p>
      <text:p text:style-name="P34"><text:s text:c="4"/></text:p>
      <text:p text:style-name="P5"><text:span text:style-name="T23">int</text:span><text:span text:style-name="T18"> checkMarkingItem(</text:span><text:span text:style-name="T23">inout</text:span><text:span text:style-name="T18"> SellItem item);</text:span></text:p>
      <text:p text:style-name="Standard">Проверить валидность маркировки предмета расчета</text:p>
      <text:p text:style-name="P34"><text:s text:c="4"/></text:p>
      <text:p text:style-name="P5"><text:span text:style-name="T23">int</text:span><text:span text:style-name="T18"> confirmMarkingItem(</text:span><text:span text:style-name="T23">inout</text:span><text:span text:style-name="T18"> SellItem item, boolean accepted);</text:span></text:p>
      <text:p text:style-name="Standard">Подтвердить маркировку предмета расчета</text:p>
      <text:p text:style-name="P34"><text:s text:c="4"/></text:p>
      <text:p text:style-name="P5"><text:span text:style-name="T23">int</text:span><text:span text:style-name="T18"> getExistingDocument(</text:span><text:span text:style-name="T23">int</text:span><text:span text:style-name="T18"> docNo, out rs.fncore.data.Tag doc);</text:span></text:p>
      <text:p text:style-name="Standard">Прочитать документ из ФН по номеру</text:p>
      <text:p text:style-name="P34"><text:s text:c="4"/></text:p>
      <text:p text:style-name="P5"><text:span text:style-name="T23">int</text:span><text:span text:style-name="T18"> doCorrection2(in Correction correction, in OU operator, out Correction signed, String header, String item, String footer, String footerEx);</text:span></text:p>
      <text:p text:style-name="Standard">Сформироват<text:span text:style-name="T24">ь</text:span> чек коррекции. Вы можете передать в параметрах header, item,footer свои шаблоны для печати чека, а в параметре footerEx — текст, который будет напечатан после чека.</text:p>
      <text:p text:style-name="P34"><text:s text:c="4"/></text:p>
      <text:p text:style-name="P34">String getPF(in Tag tag);</text:p>
      <text:p text:style-name="Standard">Получить встроенную печатную форму для документа</text:p>
      <text:p text:style-name="P34"><text:s text:c="4"/></text:p>
      <text:p text:style-name="P5"><text:span text:style-name="T23">int</text:span><text:span text:style-name="T18"> getFNCounters(out FNCounters counters, boolean shiftCounters);</text:span></text:p>
      <text:p text:style-name="P40">Получить счетчики итогов ФН. <text:span text:style-name="T51">Если значение параметра </text:span><text:span text:style-name="T20">shiftCounters — </text:span><text:span text:style-name="T51">true, то возвращаются сменные счетчики, иначе счетчики ФН.</text:span></text:p>
      <text:p text:style-name="P40"/>
      <text:p text:style-name="P42"><text:span text:style-name="T23">int</text:span><text:span text:style-name="T18"> exportMarking(String file);</text:span></text:p>
      <text:p text:style-name="Standard">Выгрузить уведомления о продаже маркированного товара. Этот режим доступен если ККТ фискализирована в режиме «ККТ оффлайн». Передается имя файла, в который осуществлять выгрузку. </text:p>
      <text:p text:style-name="P35"><text:s text:c="4"/></text:p>
      <text:p text:style-name="P35">long getPaperConsume();</text:p>
      <text:p text:style-name="P41">Получить значение счетчика расхода бумаги в миллиметрах</text:p>
      <text:p text:style-name="P36"/>
      <text:p text:style-name="Standard"><text:span text:style-name="T18">void resetPaperCounter();<text:line-break/></text:span>Сбросить текущее значение счетчика расхода бумаги в 0</text:p>
      <text:p text:style-name="P48"><text:span text:style-name="T18"/></text:p>
      <text:p text:style-name="P48"><text:span text:style-name="T18">void </text:span><text:span text:style-name="T22">setUSBMonitorMode(boolean enabled);</text:span></text:p>
      <text:p text:style-name="P47">Включить/выключить режим автовключения USB хоста. При передаче false FNCore не будет автоматически включать USB хост при выходе из сна, включении экрана и т. д. При передаче true включается слежение за состоянием хоста и сразу включается USB хост (если был выключен).</text:p>
      <text:p text:style-name="P47"/>
      <text:p text:style-name="P6"/>
      <text:h text:style-name="Heading_20_1" text:outline-level="1"><text:bookmark-start text:name="__RefHeading___Toc1312_1373410369"/>Работа с маркированным товаром<text:bookmark-end text:name="__RefHeading___Toc1312_1373410369"/></text:h>
      <text:p text:style-name="P43">Если ККТ сконфигурирована в режиме работы с маркированным товаром, то прежде чем провести чек, необходимо произвести проверку кода маркировки. Для это требуется</text:p>
      <text:list text:style-name="L1">
        <text:list-item>
          <text:p text:style-name="P46"><text:soft-page-break/><text:span text:style-name="T52">добавить значение кода маркировки в SellItem через вызов </text:span><text:span text:style-name="T13">setMarkingCode</text:span><text:span text:style-name="T10">(String </text:span><text:span text:style-name="T17">codeStr</text:span><text:span text:style-name="T10">, SellOrder.OrderTypeE </text:span><text:span text:style-name="T17">type</text:span><text:span text:style-name="T10">). </text:span><text:span text:style-name="T52">В качестве параметра type передается тип чека (SellOrder)</text:span></text:p>
        </text:list-item>
        <text:list-item>
          <text:p text:style-name="P46"><text:span text:style-name="T52">вызвать метод <text:s/></text:span><text:span text:style-name="T21">checkMarkingItem() </text:span>FNCore. <text:span text:style-name="T52">Вызов надо осуществлять в потоке, т. к. проверка средствами ОИСМ может занять некоторое время. Если результат метода 0, то надо вызвать <text:s/></text:span><text:span text:style-name="T21">confirmMarkingItem,</text:span> <text:span text:style-name="T52">со вторым параметром (accepted) true, тем самым подтвердив маркированный товар. Если проверка не выполнена но пользователь все равно хочет включить товар в чек, то так же надо вызвать confirmMarkingItem</text:span></text:p>
          <text:p text:style-name="P46"/>
        </text:list-item>
      </text:list>
      <text:p text:style-name="Standard"/>
      <text:h text:style-name="Heading_20_1" text:outline-level="1"><text:bookmark-start text:name="__RefHeading___Toc1297_130429710"/>Шаблоны документов<text:bookmark-end text:name="__RefHeading___Toc1297_130429710"/></text:h>
      <text:p text:style-name="P23">Для форматирования используется табличноориентированый язык разметки. Теки определяются следующим образом</text:p>
      <text:p text:style-name="P24">тег ::= {\имя[ параметр:значение][;параметр:значение][;..]\данные}</text:p>
      <text:p text:style-name="P16">Для всех тегов допустимы следующие общие параметры:</text:p>
      <text:p text:style-name="P16">style:<text:span text:style-name="T25">тип</text:span> — стиль текста, где <text:span text:style-name="T25">тип</text:span> один или несколько атрибутов, разделенных запятыми: <text:span text:style-name="T31">normal</text:span> — нормальный, <text:span text:style-name="T31">bold</text:span> — жирный текст, <text:span text:style-name="T31">italic</text:span> — наклонный текст, <text:span text:style-name="T31">underline</text:span> — подчернутый текст, <text:span text:style-name="T31">strkieout</text:span> — зачеркнутый текст. <text:line-break/>style:bold,underline <text:s/>- подчеркнутый жирный текст.</text:p>
      <text:p text:style-name="P16">fontsSize:<text:span text:style-name="T31">размер</text:span>[%] - размер шрифта. Если после размера шрифта указан символ % то размер будет считаться в процентах от размера шрифта по умолчанию (установленного через метод setPrinterSettings).</text:p>
      <text:p text:style-name="P17">fontName:<text:span text:style-name="T31">имя шрифта —</text:span><text:span text:style-name="T37"> печатать указанным шрифтом. Можно использовать все шрифты, которые входят в поставку ОС Android.</text:span></text:p>
      <text:p text:style-name="P20"><text:span text:style-name="T39">if:</text:span><text:span text:style-name="T35">условие </text:span><text:span text:style-name="T39">— печатать блок, если </text:span><text:span text:style-name="T35">условие</text:span><text:span text:style-name="T39"> является истинным. </text:span><text:span text:style-name="T35">Условие</text:span><text:span text:style-name="T39"> записывается как </text:span><text:span text:style-name="T35">lv</text:span><text:span text:style-name="T39"> </text:span><text:span text:style-name="T38">сравнение</text:span><text:span text:style-name="T39"> </text:span><text:span text:style-name="T35">rv, </text:span><text:span text:style-name="T39">где сравнение может быть <text:s/>= != &gt; &lt; &gt;= &lt;= (равно, не равно, больше, меньше, больше или равно, меньше или равно). Операции = != применимы как к строчным аргументам, так и к числовым, остальные применимы только к числовым аргументам. Строчные аргументы для валидности надо брать в </text:span>". <text:span text:style-name="T36">Примеры параметра:<text:line-break/>if:"Да" = "Да" - истина<text:line-break/>if:"Да" = "Нет" - ложь<text:line-break/>if:5!=10 - истина<text:line-break/>if:5 &gt; 10 - ложь</text:span></text:p>
      <text:p text:style-name="P20"/>
      <text:p text:style-name="P21">align:<text:span text:style-name="T31">выравнивание</text:span> — выравнивание текста по горизонтали. Значение <text:span text:style-name="T31">выравнивание</text:span> может быть <text:span text:style-name="T25">left, center, right</text:span></text:p>
      <text:p text:style-name="P10"/>
      <text:p text:style-name="P10">valign:<text:span text:style-name="T31">выравнивание</text:span> — выравнивание текста по вертикали в пределах блока. Значение может быть <text:span text:style-name="T25">top, center, bottom</text:span></text:p>
      <text:p text:style-name="P10"/>
      <text:h text:style-name="Heading_20_2" text:outline-level="2"><text:bookmark-start text:name="__RefHeading___Toc1299_130429710"/>Теги.<text:bookmark-end text:name="__RefHeading___Toc1299_130429710"/></text:h>
      <text:p text:style-name="P25">Для форматирования используются следующие теги</text:p>
      <text:p text:style-name="P25"><text:soft-page-break/>{\<text:span text:style-name="T25">s</text:span><text:span text:style-name="T40">\текст} — определяет стиль для текста. Не имеет дополнительных параметров. Тег может быть вложеным. <text:line-break/>{\s style:bold;\Этот жирный {\s style:italic\наклонный} текст}</text:span></text:p>
      <text:p text:style-name="P26">{\<text:span text:style-name="T25">p</text:span>\текст} — перенос текста на новую строку. Не имеет дополнительных параметров<text:line-break/>Текст следующая строка{\p\будет автоматически перенесена}</text:p>
      <text:p text:style-name="P12">{\<text:span text:style-name="T25">table</text:span>\тело таблицы} — определение таблицы. Дополнительные параметры:<text:line-break/>width:<text:span text:style-name="T31">ширина</text:span>[%] - указание ширины таблицы. Если указан символ %, то ширина считается от размера предыдущего блока (если table первый тег — то от размера страницы печати (384 точки - поля слева и справа).</text:p>
      <text:p text:style-name="P18">border:<text:span text:style-name="T31">лево</text:span>[,<text:span text:style-name="T31">верх</text:span>[,<text:span text:style-name="T31">право</text:span>[,<text:span text:style-name="T31">низ</text:span>]]] — рамка вокруг таблицы. Указывается толщина линий рамки в пикселях</text:p>
      <text:p text:style-name="P11">{\<text:span text:style-name="T25">tr</text:span>\тело строки} — определяет строку таблицы. Может использоваться только внутри тега <text:span text:style-name="T25">table</text:span>. Дополнительных параметров нет. <text:span text:style-name="T42">Внутри тега весь текст, кроме тега </text:span><text:span text:style-name="T26">td</text:span><text:span text:style-name="T42"> игнорируется.</text:span></text:p>
      <text:p text:style-name="P12">{\<text:span text:style-name="T25">td</text:span>\текст} — определяет ячейку таблицы. Может использоваться только внутри тега <text:span text:style-name="T25">tr</text:span>. Дополнительные параметры: <text:s/><text:line-break/>width:<text:span text:style-name="T31">ширина</text:span>[%] - указание ширины ячейки. Если указан символ %, то ширина считается от размера предыдущего блока. Если в качестве значения использован символ * то ширина берется как оставшаяся. <text:line-break/><text:span text:style-name="T42">padding:</text:span><text:span text:style-name="T33">лево</text:span><text:span text:style-name="T42">[,</text:span><text:span text:style-name="T33">верх</text:span><text:span text:style-name="T42">[,</text:span><text:span text:style-name="T33">право</text:span><text:span text:style-name="T42">[,</text:span><text:span text:style-name="T33">низ</text:span><text:span text:style-name="T42">]]] — отступы в ячейке.<text:line-break/>border:</text:span><text:span text:style-name="T33">лево</text:span><text:span text:style-name="T42">[,</text:span><text:span text:style-name="T33">верх</text:span><text:span text:style-name="T42">[,</text:span><text:span text:style-name="T33">право</text:span><text:span text:style-name="T42">[,</text:span><text:span text:style-name="T33">низ</text:span><text:span text:style-name="T42">]]] — рамка вокруг ячейки. Указывается толщина линий рамки в пикселях</text:span></text:p>
      <text:p text:style-name="P18">Таблица может содержать разное количество ячеек в разных строках. <text:span text:style-name="T43">Пример таблицы</text:span></text:p>
      <text:p text:style-name="P19">{\table\<text:line-break/> <text:s/>{\tr\{\td width:40;\Один}{\td width:*;align:right;\Два}}<text:line-break/> <text:s/>{\tr\{\td width:*;align:center;style:bold\Три}}<text:line-break/>}</text:p>
      <text:p text:style-name="P14">{\<text:span text:style-name="T25">barcode</text:span>\текст} — сформировать штрихкод. Дополнительные параметры:<text:line-break/><text:span text:style-name="T41">width:</text:span><text:span text:style-name="T32">ширина</text:span><text:span text:style-name="T37">[%]</text:span><text:span text:style-name="T41"> - указание ширины </text:span>баркода<text:span text:style-name="T41">. <text:s text:c="2"/>Если указан символ %, то ширина считается от размера предыдущего блока.<text:line-break/></text:span>height:<text:span text:style-name="T31">высота</text:span> — высота баркода в пикселях. Если не указана, то для линейных баркодов используется 1/5 от ширины, для QR, DataMatrix — ширина<text:line-break/>type:<text:span text:style-name="T31">code128|ean13|ean8|code39|code93|qr|dm</text:span> — тип баркода. <text:s/>По умолчанию используется Code128</text:p>
      <text:p text:style-name="P13">{\<text:span text:style-name="T25">image</text:span>\base64} — вывод изображения. Изображение передается в теле тега в формате JPG или PNG закодированное в base64. Дополнительные параметры</text:p>
      <text:p text:style-name="P15">width:<text:span text:style-name="T31">ширина</text:span> — <text:s/>ширина изображения в пикселях.</text:p>
      <text:p text:style-name="P15">height:<text:span text:style-name="T31">высота </text:span>— высота изображения в пикселях</text:p>
      <text:p text:style-name="P15"/>
      <text:h text:style-name="Heading_20_2" text:outline-level="2"><text:bookmark-start text:name="__RefHeading___Toc1301_130429710"/><text:soft-page-break/>Передача параметров фискальных документов в шаблоны печати<text:bookmark-end text:name="__RefHeading___Toc1301_130429710"/></text:h>
      <text:p text:style-name="P27">Для передачи параметров фискального документа в шаблон печати используется подстановка переменных. Переменная текст, ограниченный символами $. Пример: $signatrue.Date$, $owner.Name$ </text:p>
      <text:p text:style-name="P27">Для всех документов (кроме счетчиков ФН, класс FNCounters) доступны следующие общие переменные:</text:p>
      <text:p text:style-name="P28"><text:span text:style-name="T25">signature.Date</text:span> — дата проведения документа<text:line-break/><text:span text:style-name="T25">signature.Number</text:span> — фискальный номер документа<text:line-break/><text:span text:style-name="T25">signature.sign</text:span> — фискальная подпись документа<text:line-break/><text:span text:style-name="T25">device.Number</text:span> — заводской номер ККТ<text:line-break/><text:span text:style-name="T25">device.regNo</text:span> — регистрационный номер ККТ<text:line-break/><text:span text:style-name="T25">device.FN</text:span> — номер ФН<text:line-break/><text:span text:style-name="T25">FFD.KKT</text:span> — версия <text:s/>ФФД поддерживаемая ККТ (всегда 1.2)<text:line-break/><text:span text:style-name="T25">FFD.FN</text:span> — версия ФФД поддерживаемая ФН<text:line-break/><text:span text:style-name="T25">FFD.VER</text:span> — используемая версия ФФД<text:line-break/><text:span text:style-name="T25">device.Version</text:span> — версия FNCore (всегда 003)<text:line-break/><text:span text:style-name="T25">operator.Name</text:span> — имя оператора, выполнившего операцию<text:line-break/><text:span text:style-name="T25">operator.INN</text:span> — ИНН оператора, выполнившего операцию (если указан)<text:line-break/><text:span text:style-name="T25">Address</text:span> — адрес проведения операции<text:line-break/><text:span text:style-name="T25">Location</text:span> — место проведения операции<text:line-break/><text:span text:style-name="T25">owner.Name</text:span> — имя владельца ККТ<text:line-break/><text:span text:style-name="T25">owner.INN</text:span> — ИНН владельца ККТ<text:line-break/><text:span text:style-name="T27">warning.3days</text:span><text:span text:style-name="T14"> — </text:span><text:span text:style-name="T44">предупреждение об окончании ресурса ФН ( Да/Нет)<text:line-break/></text:span><text:span text:style-name="T27">warning.full</text:span><text:span text:style-name="T14"> — </text:span><text:span text:style-name="T44">предупреждение об исчерпании ресурса ФН (Да/Нет)<text:line-break/></text:span><text:span text:style-name="T27">warning.30days</text:span><text:span text:style-name="T14"> — </text:span><text:span text:style-name="T44">предупреждение об окончании действия ФН (Да/Нет)<text:line-break/></text:span><text:span text:style-name="T27">automateNumber</text:span><text:span text:style-name="T14"> — </text:span><text:span text:style-name="T44">номер автомата (если установлен режим «Принтер в автомате», иначе пустая строка)<text:line-break/></text:span><text:span text:style-name="T27">sender_email</text:span><text:span text:style-name="T14"> — </text:span><text:span text:style-name="T44">адрес отправителя чеков<text:line-break/></text:span><text:span text:style-name="T27">fns_url</text:span><text:span text:style-name="T14"> — </text:span><text:span text:style-name="T44">адрес сайта ФНС<text:line-break/></text:span><text:span text:style-name="T28">T_xxx</text:span><text:span text:style-name="T47"> — значение произвольного тега в виде строки, xxxx <text:s/>- номер тега согласно ФФД. Можно использовать цепочку тегов разделяя их символом «.». Т.е. $T_1223.1005$ получить тег 1223 в виде STLV, а из него взять значение тега 1005 как строку.</text:span></text:p>
      <text:h text:style-name="Heading_20_3" text:outline-level="3"><text:bookmark-start text:name="__RefHeading___Toc1303_130429710"/><text:span text:style-name="T47">Д</text:span>окумент фискализации/изменения параметров ККТ<text:bookmark-end text:name="__RefHeading___Toc1303_130429710"/></text:h>
      <text:p text:style-name="P29"><text:span text:style-name="T25">reason.Type</text:span> — коды причин перегистрации ККТ<text:line-break/><text:span text:style-name="T25">reason.Name</text:span> — причина перегистрации/регистрации<text:line-break/><text:span text:style-name="T25">bso </text:span>— использование БСО <text:s/>(Да/Нет)<text:line-break/><text:span text:style-name="T25">encryption</text:span> — использование шифрования (Да/Нет)<text:line-break/><text:span text:style-name="T25">isInternetMode</text:span> — ККТ для Интернета (Да/Нет)<text:line-break/><text:span text:style-name="T25">isServiceMode</text:span> — оказание услуг (Да/Нет)<text:line-break/><text:span text:style-name="T25">isExcisesMode</text:span> — подакцызные товары (Да/Нет)<text:line-break/><text:span text:style-name="T25">isCasinoMode</text:span> — проведение азартных игр (Да/Нет)<text:line-break/><text:span text:style-name="T25">isLotteryMode</text:span> — проведение лотерей (Да/Нет)<text:line-break/><text:soft-page-break/><text:span text:style-name="T25">isMarking</text:span> — работа с маркированными товарами (Да/Нет)<text:line-break/><text:span text:style-name="T25">isPawnShop</text:span> — услуги ломбарда (Да/Нет)<text:line-break/><text:span text:style-name="T25">isInsurance</text:span> — страховые услуги (Да/Нет)</text:p>
      <text:p text:style-name="P29"><text:span text:style-name="T25">AgentType</text:span> — тип агентских услуг (перечисление)<text:line-break/><text:span text:style-name="T25">offline</text:span> — ККТ оффлайн (Да/Нет)<text:line-break/><text:span text:style-name="T25">automation</text:span> — Принтер установлен в автомате (Да/Нет)<text:line-break/><text:span text:style-name="T25">ofd.INN</text:span> — ИНН <text:span text:style-name="T45">ОФД</text:span><text:line-break/><text:span text:style-name="T25">ofd.Name</text:span> — наименование ОФД<text:line-break/><text:span text:style-name="T25">Keys.Days.Remaning</text:span> — ресурс ключей ОКП<text:line-break/><text:span text:style-name="T25">Registation.Reason</text:span> — причина регистрации<text:line-break/><text:span text:style-name="T25">counters.total</text:span> — счетчики ФН (заполняется таблицей)<text:line-break/><text:span text:style-name="T25">is.counters.total</text:span> — признак присутствия счетчиков ФН в документе</text:p>
      <text:h text:style-name="Heading_20_3" text:outline-level="3"><text:bookmark-start text:name="__RefHeading___Toc1305_130429710"/><text:span text:style-name="T47">Д</text:span>окумент открытие/закрытие смены<text:bookmark-end text:name="__RefHeading___Toc1305_130429710"/></text:h>
      <text:p text:style-name="P30"><text:span text:style-name="T25">shift.NumDocuments</text:span> — количество документов за смену<text:line-break/><text:span text:style-name="T25">shift.Number</text:span> — номер смены<text:line-break/><text:span text:style-name="T25">shift.IsOpen</text:span> — признак открытой смены (Да/Нет)<text:line-break/><text:span text:style-name="T25">shift.NumChecks</text:span> — количество чеков за смену<text:line-break/><text:span text:style-name="T25">ofd.NumUnsent</text:span> — количество неотправленных в ОФД документов<text:line-break/><text:span text:style-name="T25">ofd.DateUnsent</text:span> — дата первого неотправленного документа<text:line-break/><text:span text:style-name="T25">ofd.FirstUnsentNo</text:span> — номер первого неотправленного документа<text:line-break/><text:span text:style-name="T25">oism.NumUnsent</text:span> — количество неотправленных запросов в ОИСМ<text:line-break/><text:span text:style-name="T25">mark.Incorrect</text:span> — количество неверных кодов маркировки<text:line-break/><text:span text:style-name="T25">mark.Incorrect.InFiscal</text:span> — количество неверных кодов маркировки в ФН<text:line-break/><text:span text:style-name="T25">counters.total</text:span> — счетчики итогов ФН (таблица)<text:line-break/><text:span text:style-name="T25">counters.shift</text:span> — счетчики итогов смены (таблица)<text:line-break/><text:span text:style-name="T25">is.counters.total</text:span> — наличие счетчиков итогов ФН (Да/Нет) в документе<text:line-break/><text:span text:style-name="T25">is.counters.shift</text:span> — наличие счетчиков итогов смены (Да/Нет) в документе<text:line-break/><text:span text:style-name="T25">mark.OKP.Update.No.Need</text:span> — признак, что обновление ключей ОКП не требуется (Да/Нет)<text:line-break/><text:span text:style-name="T25">mark.OKP.Update.Passed</text:span> — признак, что обновление ключей ОКП прошло успешно (Да/Нет)<text:line-break/><text:span text:style-name="T25">mark.OKP.Update.Error</text:span> — признак, что обновление ключей ОКП прошло с ошибкой (Да/Нет)<text:line-break/><text:span text:style-name="T25">mark.OKP.Update.Error.Fatal</text:span> — признак, что обновление ключей ОКП невозможно (Да/Нет)<text:line-break/><text:span text:style-name="T25">Keys.Days.Remaning</text:span> — ресурс ФН в днях</text:p>
      <text:h text:style-name="Heading_20_3" text:outline-level="3"><text:bookmark-start text:name="__RefHeading___Toc1307_130429710"/>Чек<text:bookmark-end text:name="__RefHeading___Toc1307_130429710"/></text:h>
      <text:p text:style-name="P31">Чек состоит из трех шаблонов — заголовка, шаблона предмета расчета (повторяющегося) и подвала. </text:p>
      <text:p text:style-name="P31">Для заголовка и подвала доступны следующие переменные</text:p>
      <text:p text:style-name="P31"><text:span text:style-name="T25">order.Type</text:span> — тип чека<text:line-break/><text:span text:style-name="T25">order.Number</text:span> — номер чека<text:line-break/><text:span text:style-name="T25">order.Refund</text:span> — сдача наличными<text:line-break/><text:soft-page-break/><text:span text:style-name="T25">order.Barcode</text:span> — QR код (текстовое значение)<text:line-break/><text:span text:style-name="T25">order.AgentType</text:span> — типа агентских услуг<text:line-break/><text:span text:style-name="T25">Total</text:span> — общая сумма по чеку<text:line-break/><text:span text:style-name="T25">taxMode</text:span> — система налогообложения<text:line-break/><text:span text:style-name="T25">shift.Number</text:span> — номер смены<text:line-break/><text:span text:style-name="T25">order.Vat_xxx</text:span> — значение НДС по чеку, где xxx — 20, 10, 10_110, 20_120,0, NONE<text:line-break/><text:span text:style-name="T25">order.Sum.xxx</text:span> — значение оплаты по типу, где xxx — CASH, CARD,PREPAYMENT,CREDIT,AHEAD<text:line-break/></text:p>
      <text:p text:style-name="P31"><text:span text:style-name="T48">В строке предмета расчета не действуют общие для всех документов переменные, кроме T_xxx. </text:span>Для строки предмета <text:s/>расчета допустимы следующие переменные</text:p>
      <text:p text:style-name="P3"><text:span text:style-name="T28">item.name</text:span><text:span text:style-name="T47"> — наименование предмета расчета<text:line-break/></text:span><text:span text:style-name="T28">item.qtty</text:span><text:span text:style-name="T47"> — количество предмета расчета<text:line-break/></text:span><text:span text:style-name="T28">item.measure</text:span><text:span text:style-name="T47"> — единица измерения<text:line-break/></text:span><text:span text:style-name="T28">item.price</text:span><text:span text:style-name="T47"> — цена за единицу<text:line-break/></text:span><text:span text:style-name="T28">item.sum</text:span><text:span text:style-name="T47"> — стоимость<text:line-break/></text:span><text:span text:style-name="T28">item.Vat.Name</text:span><text:span text:style-name="T47"> — наименование ставки НДС<text:line-break/></text:span><text:span text:style-name="T28">item.Vat.Value</text:span><text:span text:style-name="T47"> — величина ставки НДС<text:line-break/></text:span><text:span text:style-name="T28">item.PaymentType</text:span><text:span text:style-name="T47"> — способ расчета<text:line-break/></text:span><text:span text:style-name="T28">item.ItemType</text:span><text:span text:style-name="T47"> — тип предмета расчета<text:line-break/></text:span><text:span text:style-name="T28">item.AgentType</text:span><text:span text:style-name="T47"> — тип агентской услуги<text:line-break/></text:span><text:span text:style-name="T28">item.MarkCode</text:span><text:span text:style-name="T47"> — признак кода маркировки<text:line-break/></text:span><text:span text:style-name="T28">item.CheckCode</text:span><text:span text:style-name="T47"> — контрольная сумма кода маркировки (тег 2115)</text:span></text:p>
      <text:h text:style-name="P45" text:outline-level="3"><text:bookmark-start text:name="__RefHeading___Toc1309_130429710"/>Чек коррекции<text:bookmark-end text:name="__RefHeading___Toc1309_130429710"/></text:h>
      <text:p text:style-name="P33">Чек коррекции является обычным чеком, к которому добавляются следующие переменные</text:p>
      <text:p text:style-name="P3"><text:span text:style-name="T25">correction.Type</text:span> — <text:span text:style-name="T49">тип коррекции</text:span><text:line-break/><text:span text:style-name="T25">correction.baseDocument</text:span> — <text:span text:style-name="T49">номер документа-основания</text:span><text:line-break/><text:span text:style-name="T25">correction.baseDocument.Date</text:span> — <text:span text:style-name="T49">дата документа-основания</text:span></text:p>
      <text:h text:style-name="P45" text:outline-level="3"><text:bookmark-start text:name="__RefHeading___Toc1311_130429710"/>Отчет о состоянии расчетов<text:bookmark-end text:name="__RefHeading___Toc1311_130429710"/></text:h>
      <text:p text:style-name="P3"><text:span text:style-name="T29">shift.Number</text:span><text:span text:style-name="T46"> — номер смены<text:line-break/></text:span><text:span text:style-name="T29">shift.IsOpen</text:span><text:span text:style-name="T46"> — признак открытой смены (Да/Нет)<text:line-break/></text:span><text:span text:style-name="T29">ofd.NumUnsent</text:span><text:span text:style-name="T46"> — количество неотправленных в ОФД документов<text:line-break/></text:span><text:span text:style-name="T29">ofd.DateUnsent</text:span><text:span text:style-name="T46"> — дата первого неотправленного документа<text:line-break/></text:span><text:span text:style-name="T29">ofd.FirstUnsentNo</text:span><text:span text:style-name="T46"> — номер первого неотправленного документа<text:line-break/></text:span><text:span text:style-name="T25">offline</text:span> — <text:span text:style-name="T49">признак ККТ оффлайн (Да/Нет)</text:span><text:line-break/><text:span text:style-name="T25">oism.NumUnsent</text:span> — <text:span text:style-name="T49">количество запросов не переданных в ОИСМ</text:span><text:line-break/><text:span text:style-name="T25">counters.total</text:span> — <text:span text:style-name="T49">счетчики итогов ФН (таблица)</text:span></text:p>
      <text:h text:style-name="P45" text:outline-level="3" text:is-list-header="true"><text:bookmark-start text:name="__RefHeading___Toc1313_130429710"/><text:soft-page-break/>Документ перевода в постфискальный режим<text:bookmark-end text:name="__RefHeading___Toc1313_130429710"/></text:h>
      <text:p text:style-name="P3"><text:span text:style-name="T30">a</text:span><text:span text:style-name="T25">utomation</text:span> — <text:span text:style-name="T49">признак установки в автомате (Да/Нет)</text:span><text:line-break/><text:span text:style-name="T25">shift.Number</text:span> — <text:span text:style-name="T49">номер последней смены</text:span><text:line-break/><text:span text:style-name="T25">counters.total</text:span> — <text:span text:style-name="T49">счетчики итогов ФН (таблица)</text:span></text:p>
      <text:h text:style-name="P45" text:outline-level="3"><text:bookmark-start text:name="__RefHeading___Toc1315_130429710"/>Счетчики итогов<text:bookmark-end text:name="__RefHeading___Toc1315_130429710"/></text:h>
      <text:p text:style-name="P33">Для таблицы счетчики итогов используются следующие переменные</text:p>
      <text:p text:style-name="P32"><text:span text:style-name="T30">i</text:span><text:span text:style-name="T25">s.Total.Counters</text:span> — <text:span text:style-name="T49">является ли счетчик счетчиком итогов ФН (Да) или смены (Нет)</text:span><text:line-break/><text:span text:style-name="T25">total.Bills</text:span> — <text:span text:style-name="T49">количество чеков</text:span><text:line-break/><text:span text:style-name="T25">Income.</text:span><text:span text:style-name="T30">xxx</text:span><text:span text:style-name="T49"> — суммы </text:span><text:span text:style-name="T50">и количества </text:span><text:span text:style-name="T49">по чекам прихода, где xxx: </text:span><text:span text:style-name="T34">count</text:span><text:span text:style-name="T50"> — количество чеков, totalSum — общая сумма, <text:s/></text:span><text:span text:style-name="T34">totalSumCash</text:span><text:span text:style-name="T50"> — сумма наличными, <text:s/></text:span><text:span text:style-name="T34">totalSumCard</text:span><text:span text:style-name="T50"> — сумма безналичными, </text:span><text:span text:style-name="T34">totalSumPrepayment</text:span><text:span text:style-name="T50"> — сумма предоплат, </text:span><text:span text:style-name="T34">totalSumCredit</text:span><text:span text:style-name="T50"> — сумма кредитов, </text:span><text:span text:style-name="T34">totalSumAhead</text:span><text:span text:style-name="T50"> — сумма встречными, </text:span><text:span text:style-name="T34">totalSumVat_20</text:span><text:span text:style-name="T50"> — сумма НДС по ставке 20%, </text:span><text:span text:style-name="T34">totalSumVat_10</text:span><text:span text:style-name="T50"> - сумма НДС по ставке 10%, </text:span><text:span text:style-name="T34">totalSumVat_10_110</text:span><text:span text:style-name="T50"> — сумма НДС по ставке 10/110, </text:span><text:span text:style-name="T34">totalSumVat_20_120</text:span><text:span text:style-name="T50"> — сумма НДС по ставке 20/120, </text:span><text:span text:style-name="T34">totalSumVat_0</text:span><text:span text:style-name="T50"> — суммы с НДС 0%, </text:span><text:span text:style-name="T34">totalSumvat_none</text:span><text:span text:style-name="T50"> — суммы не облагаемые НДС</text:span><text:span text:style-name="T49"><text:line-break/></text:span><text:span text:style-name="T25">Outcome.</text:span><text:span text:style-name="T30">xxx</text:span><text:span text:style-name="T49"> - суммы </text:span><text:span text:style-name="T50">и количества </text:span><text:span text:style-name="T49">по чекам </text:span><text:span text:style-name="T50">расхода, значение xxx см. выше</text:span><text:line-break/><text:span text:style-name="T25">ReturnIncome.</text:span><text:span text:style-name="T30">xxx</text:span><text:span text:style-name="T49"> - суммы </text:span><text:span text:style-name="T50">и количества </text:span><text:span text:style-name="T49">по чекам </text:span><text:span text:style-name="T50">возврата прихода, значение xxx см. выше</text:span><text:line-break/><text:span text:style-name="T25">ReturnOutcome.</text:span><text:span text:style-name="T30">xxx</text:span><text:span text:style-name="T49"> - суммы </text:span><text:span text:style-name="T50">и количества </text:span><text:span text:style-name="T49">по чекам </text:span><text:span text:style-name="T50">возврата расхода, значение xxx см. выше</text:span><text:line-break/><text:span text:style-name="T25">Correction.</text:span><text:span text:style-name="T30">xxx</text:span><text:span text:style-name="T49"> - <text:s/>суммы </text:span><text:span text:style-name="T50">и количества </text:span><text:span text:style-name="T49">по чекам </text:span><text:span text:style-name="T50">коррекции, значение xxx см. выше</text:span><text:line-break/></text:p>
      <text:p text:style-name="P3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ru" fo:country="RU" style:letter-kerning="true" style:font-name-asian="Tahoma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ru" fo:country="RU" style:letter-kerning="true" style:font-name-asian="Tahoma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2T12:22:00.204203498</meta:creation-date>
    <dc:date>2022-10-06T13:36:23.740423212</dc:date>
    <meta:editing-duration>PT2H6M17S</meta:editing-duration>
    <meta:editing-cycles>25</meta:editing-cycles>
    <meta:generator>LibreOffice/7.4.1.2$Linux_X86_64 LibreOffice_project/40$Build-2</meta:generator>
    <meta:document-statistic meta:table-count="0" meta:image-count="0" meta:object-count="0" meta:page-count="10" meta:paragraph-count="202" meta:word-count="2339" meta:character-count="19453" meta:non-whitespace-character-count="16937"/>
  </office:meta>
</office:document-meta>
</file>